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AAAA+Verdana" svg:font-family="CAAAAA+Verdan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aefa" officeooo:paragraph-rsid="001eaefa"/>
    </style:style>
    <style:style style:name="P2" style:family="paragraph" style:parent-style-name="Standard">
      <style:text-properties officeooo:rsid="001eaefa" officeooo:paragraph-rsid="0026b088"/>
    </style:style>
    <style:style style:name="P3" style:family="paragraph" style:parent-style-name="Standard">
      <style:text-properties officeooo:rsid="0020ee6d" officeooo:paragraph-rsid="001eaefa"/>
    </style:style>
    <style:style style:name="P4" style:family="paragraph" style:parent-style-name="Standard">
      <style:text-properties officeooo:rsid="001ffc17" officeooo:paragraph-rsid="001ffc17"/>
    </style:style>
    <style:style style:name="P5" style:family="paragraph" style:parent-style-name="Standard">
      <style:text-properties officeooo:rsid="0021324b" officeooo:paragraph-rsid="0021324b"/>
    </style:style>
    <style:style style:name="P6" style:family="paragraph" style:parent-style-name="Standard">
      <style:text-properties officeooo:rsid="00225aa4" officeooo:paragraph-rsid="00225aa4"/>
    </style:style>
    <style:style style:name="P7" style:family="paragraph" style:parent-style-name="Standard">
      <style:text-properties officeooo:rsid="00244259" officeooo:paragraph-rsid="00244259"/>
    </style:style>
    <style:style style:name="P8" style:family="paragraph" style:parent-style-name="Standard">
      <style:text-properties officeooo:rsid="0025cd8b" officeooo:paragraph-rsid="0025cd8b"/>
    </style:style>
    <style:style style:name="P9" style:family="paragraph" style:parent-style-name="Standard">
      <style:text-properties officeooo:rsid="0025cd8b" officeooo:paragraph-rsid="002ae648"/>
    </style:style>
    <style:style style:name="P10" style:family="paragraph" style:parent-style-name="Standard">
      <style:text-properties officeooo:rsid="002804fa" officeooo:paragraph-rsid="002804fa"/>
    </style:style>
    <style:style style:name="P11" style:family="paragraph" style:parent-style-name="Standard">
      <style:text-properties officeooo:rsid="0029b2a1" officeooo:paragraph-rsid="0029b2a1"/>
    </style:style>
    <style:style style:name="P12" style:family="paragraph" style:parent-style-name="Standard">
      <style:text-properties officeooo:rsid="002ae648" officeooo:paragraph-rsid="002ae648"/>
    </style:style>
    <style:style style:name="P13" style:family="paragraph" style:parent-style-name="Standard">
      <style:text-properties officeooo:rsid="002d9e1a" officeooo:paragraph-rsid="002d9e1a"/>
    </style:style>
    <style:style style:name="T1" style:family="text">
      <style:text-properties officeooo:rsid="001ffc17"/>
    </style:style>
    <style:style style:name="T2" style:family="text">
      <style:text-properties officeooo:rsid="0021324b"/>
    </style:style>
    <style:style style:name="T3" style:family="text">
      <style:text-properties officeooo:rsid="00244259"/>
    </style:style>
    <style:style style:name="T4" style:family="text">
      <style:text-properties fo:background-color="#ffff00" loext:char-shading-value="0"/>
    </style:style>
    <style:style style:name="T5" style:family="text">
      <style:text-properties officeooo:rsid="001ffc17" fo:background-color="#ffff00" loext:char-shading-value="0"/>
    </style:style>
    <style:style style:name="T6" style:family="text">
      <style:text-properties officeooo:rsid="0021324b" fo:background-color="#ffff00" loext:char-shading-value="0"/>
    </style:style>
    <style:style style:name="T7" style:family="text">
      <style:text-properties officeooo:rsid="0025cd8b"/>
    </style:style>
    <style:style style:name="T8" style:family="text">
      <style:text-properties officeooo:rsid="0026b088"/>
    </style:style>
    <style:style style:name="T9" style:family="text">
      <style:text-properties officeooo:rsid="0026b79b"/>
    </style:style>
    <style:style style:name="T10" style:family="text">
      <style:text-properties officeooo:rsid="0029b2a1"/>
    </style:style>
    <style:style style:name="T11" style:family="text">
      <style:text-properties officeooo:rsid="002cb745"/>
    </style:style>
    <style:style style:name="T12" style:family="text">
      <style:text-properties officeooo:rsid="002cc651"/>
    </style:style>
    <style:style style:name="T13" style:family="text">
      <style:text-properties officeooo:rsid="002d9e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Le contenu</text:p>
      <text:p text:style-name="P1"><text:tab/>-Les méthodes stochastiques :</text:p>
      <text:p text:style-name="P1"><text:tab/><text:tab/>-Algorithme génétique :</text:p>
      <text:p text:style-name="P3"><text:tab/><text:span text:style-name="T1">Nous allons dès à présent présenter l'algorithme que nous avons développé durant notre stage, l'algorithme génétique. Comme pour Monte-Carlo, c'est un algorithme générant des solutions grâce à l'aléatoire. Il est </text:span><text:span text:style-name="T5">inspiré par les travaux de sélection naturelle et d'évolution de Charles Darwin</text:span><text:span text:style-name="T1"> dont il récupère les principes de bases pour converger vers une solution de plus en plus idéale du problème qu'il doit résoudre.</text:span></text:p>
      <text:p text:style-name="P4">Ainsi, <text:span text:style-name="T4">l'algorithme génétique gère une population où chaque individu </text:span><text:span text:style-name="T6">propose une solution</text:span><text:span text:style-name="T2"> au problème que l'algorithme essaye de résoudre, comme pour la théorie de Darwin, </text:span><text:span text:style-name="T6">le génome de certains individus vont muter</text:span><text:span text:style-name="T2">, changeant ainsi la qualité de la solution proposée, parfois du tout au tout. Pour connaître cette qualité, l'algorithme génétique possède une fonction d'évaluation qui attribue à chaque individu une fitness, c'est le nom donné à cette qualité.</text:span></text:p>
      <text:p text:style-name="P5">Cette <text:span text:style-name="T4">fitness permet d'adapter la théorie de sélection naturelle à l'algorithme</text:span>. En effet, les individus présentant une qualité moindre que la plupart sont dès lors supprimé.</text:p>
      <text:p text:style-name="P5">Pour finir, comme pour l'évolution d'une vrai population, celle de l'algorithme génétique effectue des croisements entre ces individus, générant ainsi un ou plusieurs nouveaux individus dont le génome sera créer à partir du croisement des individus parents.</text:p>
      <text:p text:style-name="P5">Le principal défaut de cet algorithme vient du calcul compliquée de la fitness car ce calcul peut varier du tout au tout selon le cas de figure, parfois d'un même problème, comme nous le verrons pour le cas du pathfinding.</text:p>
      <text:p text:style-name="P1"/>
      <text:p text:style-name="P6"><text:tab/>-Conception de la base :</text:p>
      <text:p text:style-name="P6"><text:tab/>Parlons dès à présent de notre algorithme développé durant ces deux mois de stage.</text:p>
      <text:p text:style-name="P6">La première chose que nous devions développer avant de commencer tout algorithme de résolution de pathfinding était la base sur laquelle devrait se dérouler le problème.</text:p>
      <text:p text:style-name="P6">Il nous était demander que notre travail aboutisse à la conception d'une API pouvant gérer un pathfinding sur n'importe quel problème, nous avions donc la contrainte de produire une base presque universelle pour notamment que le STR de Vincent et Thomas puisse fonctionner constamment dessus, même s'il avait l'idée d'implémenter de nouvelle contraintes aux déplacements de leur unité, sans que nous ayons à retoucher quoique ce soit de cette base.</text:p>
      <text:p text:style-name="P6">Ainsi, cette base se compose naturellement d'une carte où chaque case possède un terrain. Nous gérons aussi les différents agents qu'ils nous demanderons de guider, ceux-ci étant un type d'unité qu'ils nous auront communiqué en amont.</text:p>
      <text:p text:style-name="P6">Nous avons pris la décision que le programme souhaitant utiliser notre API nous fournisse les règles dans un fichier XML (de notre côté, nous leur fournissons une DTD pour éviter totalement les erreurs de syntaxe) ainsi que la carte dans un fichier TXT.</text:p>
      <text:p text:style-name="P6">Le fichier regroupant les règles contient trois choses, les différents terrains et unités pouvant être utilisés dans le jeu par la suite ainsi que les contraintes de leur jeu. Terrains et unités peuvent avoir différentes règles de déplacement (pas plus d'un certains nombre d'unité sur une case de ce type de terrain, vitesse de déplacement d'un agent de ce type d'unité sur ce type de terrain…). Les contraintes quant à elle présen<text:span text:style-name="T3">tent les divers malus ou bonus pouvant s'appliquer lors des déplacements, par exemple le moral ou la fatigue…</text:span></text:p>
      <text:p text:style-name="P7">Tout ceci forme ainsi, selon nous, une base très solide, nous pensons que n'importe quel programme peut intégrer ses règles dedans.</text:p>
      <text:p text:style-name="P1"/>
      <text:p text:style-name="P2"><text:tab/></text:p>
      <text:p text:style-name="P2"/>
      <text:p text:style-name="P2"/>
      <text:p text:style-name="P2"/>
      <text:p text:style-name="P2"/>
      <text:p text:style-name="P2"/>
      <text:p text:style-name="P2"><text:soft-page-break/><text:tab/>-<text:span text:style-name="T7">Demande de chemin :</text:span></text:p>
      <text:p text:style-name="P1"><text:tab/><text:span text:style-name="T7">Pour que notre algorithme tourne, il faut dans un premier temps qu'il lui soit envoyer les différents agents du problème, et jusqu'où ils souhaitent se déplacer. A chaque fois que ce genre de renseignement parvient à notre algorithme, plusieurs opérations sont effectuées :</text:span></text:p>
      <text:p text:style-name="P1"><text:tab/><text:tab/>- <text:span text:style-name="T7">Calcul Zone :</text:span></text:p>
      <text:p text:style-name="P1"><text:tab/><text:tab/><text:tab/><text:span text:style-name="T7">Dans un premier temps, précisons que nous avons souhaité réduire au plus, le nombre de calcul effectué par notre algorithme et puisque l'utilisation première de notre API sera sur un STR, il est souvent présent le déplacement de plusieurs agents proche vers une même case. Nous avons donc décider de créer ce que nous avons appelé SousMinion, ainsi que les Zone. Lorsqu'une telle demande de déplacement est demandé, nous choisissons l'agent le plus proche de la case d'arriver (selon Manhattan), celui-ci sera considérer comme un Minion par notre algorithme tandis que les autres seront des SousMinion, simple suiveurs dont l'algorithme ne calculera pas le déplacement, sauf celui de leur case d'origine jusqu'à celle de l'agent élue. Ainsi, même pour un vingtaine d'agents, notre algorithme ne calculera que le déplacement d'un seul, les autres prendront juste son déplacement après avoir atteint la même case d'origine que le Minion choisi.</text:span></text:p>
      <text:p text:style-name="P8">Précédemment, j'avais évoqué les Zone, celle-ci permettent d'élargir encore plus cette fonctionnalité. En effet, pour toute nouvelle demande de chemin, une zone sera créer autour de l'agent en question, de la sorte, dès qu'un nouvel agent demandant un déplacement similaire, c'est à dire commençant dans cette zone et ayant la même destination, celui-ci sera dès lors considéré comme un suiveur, la seule contrainte est que cette demande doit se faire avant que l'agent qui a créer la zone n'arrive à destination, cela permet de pouvoir supprimer les Zone au fur et à mesure, permettant de ne pas en stocker indéfiniment. Précisons tout de même que l'attribution des zones ne sont pas de simple carré autour de l'agent. En effet, nous souhaitions que les suiveurs atteignent la case d'origine par le biais d'un A*, nous avons donc décider de créer des zones 5*5 s'élargissant à partir de la case d'origine de l'agent tant qu'elle ne rencontre pas d'obstacle. Cette méthode permet d'empêcher la présence d'obstacle dans la zone, où quelconques cases se trouvant derrière un obstacle, on s'assure ainsi que la calcule de A* se fera en ligne direct et sera ainsi <text:span text:style-name="T8">extrêmement</text:span> court. <text:s/></text:p>
      <text:p text:style-name="P8"/>
      <text:p text:style-name="P9"><text:tab/></text:p>
      <text:p text:style-name="P9"/>
      <text:p text:style-name="P9"/>
      <text:p text:style-name="P9"/>
      <text:p text:style-name="P9"/>
      <text:p text:style-name="P9"/>
      <text:p text:style-name="P9"/>
      <text:p text:style-name="P9"/>
      <text:p text:style-name="P9"/>
      <text:p text:style-name="P9"/>
      <text:p text:style-name="P9"/>
      <text:p text:style-name="P9"/>
      <text:p text:style-name="P9"><text:tab/>-<text:span text:style-name="T9">Description d'une itérations de notre algorithme :</text:span></text:p>
      <text:p text:style-name="P8"><text:tab/><text:tab/>-<text:span text:style-name="T9">Évaluation :</text:span></text:p>
      <text:p text:style-name="P8"><text:tab/><text:span text:style-name="T9">La fonction d'évaluation est la fonction centrale de n'importe quel algorithme génétique car c'est elle qui génère la fitness permettant un bon traitement de la population. Cependant, nous ne voulions par réduite la fonction d'évaluation à cette simple utilité. Ainsi, le traitement est beaucoup plus profond. Nous exécutons la fonction d'évaluation à tous les individus de la population à chaque itérations. Regardons plus en détails son déroulement.</text:span></text:p>
      <text:p text:style-name="P10">Dans un premier temps, la fonction récupère tout les Minions de l'individu. Ce qui va suivre sera appliqué à chacun de ces Minions.</text:p>
      <text:p text:style-name="P10">Ainsi, à chaque Minion, la fonction étudie un à un les déplacements de son génome. Chaque fois est calculée le sommets que l'agent traité par le Minion atteindra suite à ce déplacement. Ce sommet est <text:soft-page-break/><text:span text:style-name="T11">enregistré pour connaître tous les</text:span> sommets que parcours l'agent. Le premier traitement face à ce nouveau sommet calculé est d'observer s'il est en dehors de la carte ou bien s'il correspond à un obstacle. Si tel est le cas, le sommet est supprimé ainsi que le déplacement, empêchant ainsi l'agent de s'y diriger. Si tel n'est pas le cas, nous regardons dès lors si ce sommet est déjà présent dans le vecteur. S'il l'est, cela signifie que l'agent a bouclé, ce que nous ne souhaitons pas, ainsi, <text:span text:style-name="T10">comme pour le cas précédent, tout sommet de la boucle sont supprimés ainsi que tout déplacement de cette boucle. Si encore une fois, nous n'avons pas besoin d'effectuer ce traitement, alors nous pouvons affirmer que ce déplacement est conforme et applicable.</text:span></text:p>
      <text:p text:style-name="P11">Cependant, tout ces traitements sont applicables qu'il s'agisse d'un pathfinding mono-agent comme multi-agent, mais une contrainte supplémentaire apparaît lors de ce dernier cas, la gestion des conflits de positions.</text:p>
      <text:p text:style-name="P11">Effectivement, il n'est pas tolérable que deux agents se déplacent sur une même case au même moment, pour éviter cela, nous générons pour chaque individus de la population un vecteur de conflit (rappelons que chaque individus de la population sont indépendants les uns des autres, seuls les Minions d'un individu sont en relation) . Ce nouveau vecteur enregistre pour chaque déplacements, quelle case est occupé<text:span text:style-name="T11">e</text:span> à quelle moment, puisque ce vecteur se remplit au fur et à mesure du traitement, il est utile de préciser que la priorité de déplacement est plus importante à mesure que le Minion est traité en premier ou non. </text:p>
      <text:p text:style-name="P11">Donc, après avoir traité les déplacements incongrus, il est temps de traiter les conflits. Pour cela, on regarde si dans le vecteur des conflits, il existe déjà la pair de la case où se déplace l'agent et le temps auquel il y sera, si tel est le cas, on insère dans son vecteur de déplacement un déplacement NULL qui correspond à une attente. On incrémente ainsi le temps et on répète cette opération tant que nous n'avons pas réussi à insérer le sommet dans le vecteur de conflit. Précisons aussi que le temps <text:span text:style-name="T11">est</text:span> gérer en fonction du type d'unité de l'agent, car ils ont des vitesses différente<text:span text:style-name="T11">s.</text:span>. Suite à cela, le déplacement est définitivement traité. </text:p>
      <text:p text:style-name="P12">Une fois tous les déplacements d'un Minion traités, nous nous occupons de générer sa fitness. Il y a alors deux cas possibles :</text:p>
      <text:p text:style-name="P12">Si le déplacement atteint la case cible, alors il est officiellement considéré comme vaChemin, dans ce cas la fitness sera le nombre de déplacement effectué + le coût de chaque déplacement.</text:p>
      <text:p text:style-name="P12">Si le déplacement n'atteint pas sa cible, alors la fitness correspondra juste à la distance de Manhattan entre la case d'arrivé du déplacement et de la case cible moins la distance de Manhattan entre cette même case et la case d'origine.</text:p>
      <text:p text:style-name="P12">Après le traitement de chaque Minion, l'individu traité met à jour sa fitness comme étant la somme de celle de tout ses Minion, et met aussi à jour son vaChemin comme la somme de Minion vaChemin.</text:p>
      <text:p text:style-name="P12">Le dernier traitement de la fonction d'évaluation consiste à voir si l'individu traité peut être, ou non, considéré comme un nouveau président. Ce dernier est le meilleur SurMinion que l'on peut retirer de la population à chaque itérations, il n'est pas obliger de changer, mais il est obligatoire qu'il y en ai un car c'est de lui que l'on extrait les déplacements communiqués lors d'un traitement en temps réel.</text:p>
      <text:p text:style-name="P12">Pour choisir un président, c'est simple, on regarde si l'individu traité à l'instant possède trois <text:span text:style-name="T12">caractéristiques</text:span>, il faut qu'il n'est aucun Minion de déplacement vide, qu'il est un nombre de vaChemin supérieur ou égal à celui du président et, si le nombre est égal, il faut que sa fitness soit meilleur que celle du président. Si ces conditions sont vérifiés, alors un nouveau président est choisis. Précisons qu'un président à la particularité de ne jamais être modifié au cours de son existence, pour permettre ainsi de garder intact ses vaChemins.</text:p>
      <text:p text:style-name="P12">Suite à cette explications, on pourrait se demander une chose importante, savoir si la génération de deux fitness différentes n'est pas contradictoire voire dangereux au bon traitement de l'algorithme, mais tel n'est pas le cas comme nous allons le voir.</text:p>
      <text:p text:style-name="P13">Les SousMinion ont une fonction d'évaluation à part, en effet, puisqu'il récupère le chemin d'un Minion, il est juste utile de gérer les conflits, rien d'autres n'y est effectué, même pas le calcul de fitness.</text:p>
      <text:p text:style-name="P12"><text:soft-page-break/><text:tab/><text:tab/><text:tab/>-<text:span text:style-name="T13">Superman</text:span></text:p>
      <text:p text:style-name="P12"><text:tab/><text:span text:style-name="T13">Suite au tri de la population, nous avons décidé de créer toute les itérations, un SurMinion récupérant le meilleur de tous les SurMinions de la population afin d'aider l'algorithme à regrouper le meilleur de sa population. Pour cela, on récupère l'ensemble des Minions du meilleur individus de la population, puis l'on parcours le reste pour voir s'il existe de meilleurs Minions.</text:span></text:p>
      <text:p text:style-name="P13">La comparaison se fait comme pour l'attribution d'un président, si le Minion testé est vaChemin et celui présent dans le Superman non, alors il est remplacé. Si les deux sont vaChemin ou non en même temps, alors la comparaison et le remplacement se fait selon la fitness.</text:p>
      <text:p text:style-name="P13">Ce traitement permet ainsi au Superman de récupérer tous les meilleurs Minions vaChemin, sinon tout les meilleurs Minions. Ce Superman est ensuite soumis à la fonction d'évaluation et rajouter en tête de la population pour ne pas qu'il soit supprimé et pour éviter un autre tri. Il est fort à parier que c'est ce Minion qui sera considéré comme nouveau président à la prochaine itération.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AAAA+Verdana" svg:font-family="CAAAAA+Verdana"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1T09:31:40.604726427</meta:creation-date>
    <dc:date>2016-06-01T12:01:41.809030049</dc:date>
    <meta:editing-duration>PT2H22M3S</meta:editing-duration>
    <meta:editing-cycles>8</meta:editing-cycles>
    <meta:generator>LibreOffice/4.2.8.2$Linux_X86_64 LibreOffice_project/420m0$Build-2</meta:generator>
    <meta:document-statistic meta:table-count="0" meta:image-count="0" meta:object-count="0" meta:page-count="4" meta:paragraph-count="43" meta:word-count="1992" meta:character-count="12255" meta:non-whitespace-character-count="10276"/>
  </office:meta>
</office:document-meta>
</file>